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9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6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071cm" svg:height="2.171cm" svg:x="1.995cm" svg:y="17.129cm">
          <draw:text-box>
            <text:p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89cm" svg:height="2.171cm" svg:x="1.995cm" svg:y="24.429cm">
          <draw:text-box>
            <text:p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28:41.575788671</dc:date>
    <dc:creator>elucterio </dc:creator>
    <meta:editing-duration>PT2H11M7S</meta:editing-duration>
    <meta:editing-cycles>26</meta:editing-cycles>
    <meta:generator>LibreOffice/4.2.8.2$Linux_X86_64 LibreOffice_project/420m0$Build-2</meta:generator>
    <meta:document-statistic meta:object-count="27"/>
  </office:meta>
</office:document-meta>
</file>